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E400000082B346404C.png" manifest:media-type="image/png"/>
  <manifest:file-entry manifest:full-path="Pictures/10001BE00000178E00000D6E17C2C1A1.svg" manifest:media-type="image/svg+xml"/>
  <manifest:file-entry manifest:full-path="Pictures/10000201000001B9000001213FB27A05.png" manifest:media-type="image/png"/>
  <manifest:file-entry manifest:full-path="Pictures/10000201000000EF000000F215A65A45.png" manifest:media-type="image/png"/>
  <manifest:file-entry manifest:full-path="Pictures/10000201000000A3000001653FB9EB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1.3cm" svg:height="1.5cm" svg:x="3.1cm" svg:y="4.3cm">
          <draw:image xlink:href="Pictures/10000201000000EF000000F215A65A4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1.8cm" svg:height="1cm" svg:x="2.9cm" svg:y="3cm">
          <draw:text-box>
            <text:p>DB</text:p>
          </draw:text-box>
        </draw:frame>
        <draw:frame draw:style-name="gr4" draw:layer="layout" svg:width="5.5cm" svg:height="1.3cm" svg:x="12.7cm" svg:y="14.8cm">
          <draw:text-box>
            <text:p>Client («Mallory»)</text:p>
          </draw:text-box>
        </draw:frame>
        <draw:frame draw:style-name="gr4" draw:layer="layout" svg:width="5.4cm" svg:height="1.3cm" svg:x="3.7cm" svg:y="14.8cm">
          <draw:text-box>
            <text:p>Client («Alice»)</text:p>
          </draw:text-box>
        </draw:frame>
        <draw:frame draw:style-name="gr5" draw:text-style-name="P2" draw:layer="layout" svg:width="3.1cm" svg:height="1.4cm" svg:x="1.7cm" svg:y="16.7cm">
          <draw:text-box>
            <text:p><text:span text:style-name="T1">Name:</text:span></text:p>
          </draw:text-box>
        </draw:frame>
        <draw:frame draw:style-name="gr6" draw:text-style-name="P1" draw:layer="layout" svg:width="4.5cm" svg:height="1.8cm" svg:x="10.7cm" svg:y="16.4cm">
          <draw:image xlink:href="Pictures/10001BE00000178E00000D6E17C2C1A1.svg" xlink:type="simple" xlink:show="embed" xlink:actuate="onLoad">
            <text:p text:style-name="P1">Submit</text:p>
          </draw:image>
          <draw:image xlink:href="Pictures/10000201000000E400000082B346404C.png" xlink:type="simple" xlink:show="embed" xlink:actuate="onLoad"/>
        </draw:frame>
        <draw:frame draw:style-name="gr1" draw:text-style-name="P1" draw:layer="layout" svg:width="7.074cm" svg:height="1.736cm" svg:x="4.3cm" svg:y="16.4cm">
          <draw:image xlink:href="Pictures/10001BE00000178E00000D6E17C2C1A1.svg" xlink:type="simple" xlink:show="embed" xlink:actuate="onLoad">
            <text:p/>
          </draw:image>
          <draw:image xlink:href="Pictures/10000201000000E400000082B346404C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6T20:30:02.601000000</dc:date>
    <meta:editing-duration>PT36M12S</meta:editing-duration>
    <meta:editing-cycles>4</meta:editing-cycles>
    <meta:generator>LibreOffice/4.3.0.4$Windows_x86 LibreOffice_project/62ad5818884a2fc2e5780dd45466868d41009ec0</meta:generator>
    <meta:document-statistic meta:object-count="11"/>
  </office:meta>
</office:document-meta>
</file>